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72eb" officeooo:paragraph-rsid="001b72e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 File: unsorted.h</text:p>
      <text:p text:style-name="P1">// Defines UnsortedType, an unsorted list of items</text:p>
      <text:p text:style-name="P1">// Linked list implementation</text:p>
      <text:p text:style-name="P1">// Based on Dale, et al., C++ Plus Data Structures 6/e, Chapter 3</text:p>
      <text:p text:style-name="P1"/>
      <text:p text:style-name="P1">#include "itemtype.h" </text:p>
      <text:p text:style-name="P1">// File itemtype.h must be provided by the user of this class. </text:p>
      <text:p text:style-name="P1">// <text:s/>itemtype.h must contain the following definitions: </text:p>
      <text:p text:style-name="P1">//</text:p>
      <text:p text:style-name="P1">// <text:s/>ItemType: <text:s text:c="5"/>the definition of the objects on the list </text:p>
      <text:p text:style-name="P1">// <text:s/>RelationType: <text:s/>{LESS, GREATER, EQUAL}</text:p>
      <text:p text:style-name="P1">// <text:s/>Member function ComparedTo(ItemType item) which returns </text:p>
      <text:p text:style-name="P1">// <text:s text:c="6"/>LESS, if self "comes before" item </text:p>
      <text:p text:style-name="P1">// <text:s text:c="6"/>GREATER, if self "comes after" item </text:p>
      <text:p text:style-name="P1">// <text:s text:c="6"/>EQUAL, if self and item are the same</text:p>
      <text:p text:style-name="P1"/>
      <text:p text:style-name="P1">//Define a NodeType that holds data (info) and next pointer</text:p>
      <text:p text:style-name="P1">struct NodeType</text:p>
      <text:p text:style-name="P1">{</text:p>
      <text:p text:style-name="P1"><text:s text:c="2"/>ItemType info; // data</text:p>
      <text:p text:style-name="P1"><text:s text:c="2"/>NodeType* next; // pointer to the next node</text:p>
      <text:p text:style-name="P1">};</text:p>
      <text:p text:style-name="P1"/>
      <text:p text:style-name="P1">class UnsortedType </text:p>
      <text:p text:style-name="P1">{</text:p>
      <text:p text:style-name="P1"><text:s text:c="2"/>public:</text:p>
      <text:p text:style-name="P1"><text:s text:c="3"/>// Constructor - creates an empty list</text:p>
      <text:p text:style-name="P1"><text:s text:c="3"/>UnsortedType();</text:p>
      <text:p text:style-name="P1"/>
      <text:p text:style-name="P1"><text:s text:c="3"/>//Destructor - reclaims the dynamically allocated state</text:p>
      <text:p text:style-name="P1"><text:s text:c="3"/>~UnsortedType();</text:p>
      <text:p text:style-name="P1"/>
      <text:p text:style-name="P1"><text:s text:c="3"/>// Function: Returns the list to the empty state.</text:p>
      <text:p text:style-name="P1"><text:s text:c="3"/>// Post: <text:s/>List is empty.</text:p>
      <text:p text:style-name="P1"><text:s text:c="3"/>void MakeEmpty();</text:p>
      <text:p text:style-name="P1"/>
      <text:p text:style-name="P1"><text:s text:c="3"/>// Function: <text:s/>Determines whether list is full.</text:p>
      <text:p text:style-name="P1"><text:s text:c="3"/>// Returns: true if list is full; false otherwise</text:p>
      <text:p text:style-name="P1"><text:s text:c="3"/>bool IsFull() const;</text:p>
      <text:p text:style-name="P1"/>
      <text:p text:style-name="P1"><text:s text:c="3"/>// Function: Determines the number of elements in list.</text:p>
      <text:p text:style-name="P1"><text:s text:c="3"/>// Returns: number of elements in list</text:p>
      <text:p text:style-name="P1"><text:s text:c="3"/>int GetLength() const;</text:p>
      <text:p text:style-name="P1"/>
      <text:p text:style-name="P1"><text:s text:c="3"/>// Function: Retrieves list element whose key matches item's key (if</text:p>
      <text:p text:style-name="P1"><text:s text:c="3"/>// <text:s text:c="10"/>present).</text:p>
      <text:p text:style-name="P1"/>
      <text:p text:style-name="P1"><text:s text:c="3"/>// Returns: an element someItem whose key matches item's key, and</text:p>
      <text:p text:style-name="P1"><text:s text:c="3"/>// <text:s text:c="6"/>passes back found = true</text:p>
      <text:p text:style-name="P1"><text:soft-page-break/><text:s text:c="3"/>// <text:tab/> otherwise returns item and passes back found = false</text:p>
      <text:p text:style-name="P1"><text:s text:c="3"/>ItemType GetItem(ItemType item, <text:s text:c="6"/>// REC'D: item to find</text:p>
      <text:p text:style-name="P1"><text:tab/><text:tab/> <text:s text:c="3"/>bool&amp; found) const; <text:s/>// P'BACK: true if item found</text:p>
      <text:p text:style-name="P1"><text:s text:c="41"/>// <text:s text:c="8"/>false otherwise</text:p>
      <text:p text:style-name="P1"/>
      <text:p text:style-name="P1"><text:s text:c="3"/>// Function: Adds item to list.</text:p>
      <text:p text:style-name="P1"><text:s text:c="3"/>// Assumes: List is not full, item is not in list.</text:p>
      <text:p text:style-name="P1"><text:s text:c="3"/>void PutItem(ItemType item); <text:s/>// REC'D: item to insert</text:p>
      <text:p text:style-name="P1"/>
      <text:p text:style-name="P1"><text:s text:c="3"/>// Function: Deletes the element whose key matches item's key.</text:p>
      <text:p text:style-name="P1"><text:s text:c="3"/>// Assumes: Exactly one element in list has a key matching item's key.</text:p>
      <text:p text:style-name="P1"><text:s text:c="3"/>void DeleteItem(ItemType item); <text:s/>// REC'D: item with key to match</text:p>
      <text:p text:style-name="P1"/>
      <text:p text:style-name="P1"><text:s text:c="3"/>// Function: Initializes current position for an iteration through the list.</text:p>
      <text:p text:style-name="P1"><text:s text:c="3"/>void ResetList();</text:p>
      <text:p text:style-name="P1"/>
      <text:p text:style-name="P1"><text:s text:c="3"/>// Function: Gets the next element in list.</text:p>
      <text:p text:style-name="P1"><text:s text:c="3"/>// Assumes: List has not been changed since last call.</text:p>
      <text:p text:style-name="P1"><text:s text:c="3"/>// <text:s text:c="9"/>Element at current position is not last in list.</text:p>
      <text:p text:style-name="P1"><text:s text:c="3"/>// Post: Current position is updated to next position.</text:p>
      <text:p text:style-name="P1"><text:s text:c="3"/>// Returns: a copy of element at the new current position.</text:p>
      <text:p text:style-name="P1"><text:s text:c="3"/>ItemType GetNextItem();</text:p>
      <text:p text:style-name="P1"/>
      <text:p text:style-name="P1"><text:s/>private: <text:s/>//attributes</text:p>
      <text:p text:style-name="P1"><text:s text:c="3"/>int length;</text:p>
      <text:p text:style-name="P1"><text:s text:c="3"/>NodeType *listData; //pointer to the first node of the list</text:p>
      <text:p text:style-name="P1"><text:s text:c="3"/>NodeType *currentPos; //pointer to the current node for iteration</text:p>
      <text:p text:style-name="P1"/>
      <text:p text:style-name="P1"><text:s text:c="3"/>/* //Define a NodeType that holds data (info) and next pointer */</text:p>
      <text:p text:style-name="P1"><text:s text:c="3"/>/* struct NodeType </text:p>
      <text:p text:style-name="P1"><text:s text:c="3"/>/* { </text:p>
      <text:p text:style-name="P1"><text:s text:c="3"/>/* <text:s text:c="2"/>ItemType info; // data </text:p>
      <text:p text:style-name="P1"><text:s text:c="3"/>/* <text:s text:c="2"/>NodeType* next; // pointer to the next node </text:p>
      <text:p text:style-name="P1"><text:s text:c="3"/>/* }; </text:p>
      <text:p text:style-name="P1"/>
      <text:p text:style-name="P1">}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// File: unsorted.cpp</text:p>
      <text:p text:style-name="P1">// Implementation file for UnsortedType class</text:p>
      <text:p text:style-name="P1">// Based on Dale, et al., C++ Plus Data Structures 6/e, Chapter 3</text:p>
      <text:p text:style-name="P1"/>
      <text:p text:style-name="P1">#include "unsorted.h"</text:p>
      <text:p text:style-name="P1">#include &lt;iostream&gt;</text:p>
      <text:p text:style-name="P1"/>
      <text:p text:style-name="P1">UnsortedType::UnsortedType()</text:p>
      <text:p text:style-name="P1">{</text:p>
      <text:p text:style-name="P1"><text:s text:c="3"/>length = 0;</text:p>
      <text:p text:style-name="P1"><text:s text:c="3"/>listData = 0; // null pointer, the list is empty</text:p>
      <text:p text:style-name="P1"><text:s text:c="3"/>currentPos = 0;</text:p>
      <text:p text:style-name="P1"><text:s text:c="3"/></text:p>
      <text:p text:style-name="P1">}</text:p>
      <text:p text:style-name="P1"/>
      <text:p text:style-name="P1">UnsortedType::~UnsortedType()</text:p>
      <text:p text:style-name="P1">{</text:p>
      <text:p text:style-name="P1"><text:s text:c="2"/>std::cout &lt;&lt; "Destructor." &lt;&lt; std::endl;</text:p>
      <text:p text:style-name="P1"><text:s text:c="2"/>// scan through the list and delete the nodes</text:p>
      <text:p text:style-name="P1"><text:s text:c="2"/>//use listData as the scanning pointer</text:p>
      <text:p text:style-name="P1"><text:s text:c="2"/>NodeType *tempPtr; //pointer to the node to be deleted</text:p>
      <text:p text:style-name="P1"><text:s text:c="2"/>while (listData != 0) //scan until the end of the list</text:p>
      <text:p text:style-name="P1"><text:s text:c="4"/>{</text:p>
      <text:p text:style-name="P1"><text:s text:c="6"/>// make tempPtr point to the node to be deleted</text:p>
      <text:p text:style-name="P1"><text:s text:c="6"/>tempPtr = listData;</text:p>
      <text:p text:style-name="P1"><text:s text:c="6"/>//increment listData to the next node</text:p>
      <text:p text:style-name="P1"><text:s text:c="6"/>listData = listData-&gt;next;</text:p>
      <text:p text:style-name="P1"><text:s text:c="6"/>//delete the node</text:p>
      <text:p text:style-name="P1"><text:s text:c="6"/>delete tempPtr;</text:p>
      <text:p text:style-name="P1"><text:s text:c="4"/>}</text:p>
      <text:p text:style-name="P1"/>
      <text:p text:style-name="P1"><text:s text:c="2"/>//MakeEmpty();</text:p>
      <text:p text:style-name="P1">}</text:p>
      <text:p text:style-name="P1"/>
      <text:p text:style-name="P1">void UnsortedType::PutItem(ItemType item)</text:p>
      <text:p text:style-name="P1">{</text:p>
      <text:p text:style-name="P1"><text:s text:c="2"/>// Create a node at a location</text:p>
      <text:p text:style-name="P1"><text:s text:c="2"/>NodeType* location = new NodeType;</text:p>
      <text:p text:style-name="P1"><text:s text:c="2"/></text:p>
      <text:p text:style-name="P1"><text:s text:c="2"/>// Set Info(location) to item</text:p>
      <text:p text:style-name="P1"><text:s text:c="2"/>location-&gt;info = item;</text:p>
      <text:p text:style-name="P1"/>
      <text:p text:style-name="P1"><text:s text:c="2"/>// Set Next(location) to the first node of the list</text:p>
      <text:p text:style-name="P1"><text:s text:c="2"/>location-&gt;next = listData; // listData points to the first node</text:p>
      <text:p text:style-name="P1"/>
      <text:p text:style-name="P1"><text:s text:c="2"/>// Make listData point to the new node</text:p>
      <text:p text:style-name="P1"><text:s text:c="2"/>listData = location; //location points to the new node</text:p>
      <text:p text:style-name="P1"/>
      <text:p text:style-name="P1"><text:s text:c="2"/>// Increment length</text:p>
      <text:p text:style-name="P1"><text:soft-page-break/><text:s text:c="2"/>length++;</text:p>
      <text:p text:style-name="P1">}</text:p>
      <text:p text:style-name="P1"/>
      <text:p text:style-name="P1">ItemType UnsortedType::GetItem(ItemType item, bool&amp; found) const</text:p>
      <text:p text:style-name="P1">{</text:p>
      <text:p text:style-name="P1"><text:s text:c="3"/>bool moreToSearch;</text:p>
      <text:p text:style-name="P1"><text:s text:c="3"/>NodeType *location = listData; //scanning pointer starting</text:p>
      <text:p text:style-name="P1"><text:s text:c="34"/>//at first element <text:s text:c="2"/></text:p>
      <text:p text:style-name="P1"><text:s text:c="3"/>found = false;</text:p>
      <text:p text:style-name="P1"/>
      <text:p text:style-name="P1"><text:s text:c="3"/>moreToSearch = (location != 0);</text:p>
      <text:p text:style-name="P1"><text:s text:c="3"/>while (moreToSearch &amp;&amp; !found) </text:p>
      <text:p text:style-name="P1"><text:s text:c="3"/>{</text:p>
      <text:p text:style-name="P1"><text:s text:c="6"/>switch (item.ComparedTo(location-&gt;info)) // typo in text, p. 181</text:p>
      <text:p text:style-name="P1"><text:s text:c="6"/>{</text:p>
      <text:p text:style-name="P1"><text:tab/> case LESS <text:s text:c="3"/>:</text:p>
      <text:p text:style-name="P1"><text:tab/> <text:s text:c="2"/>//"increment" location to the next node</text:p>
      <text:p text:style-name="P1"><text:tab/> <text:s text:c="2"/>location = location-&gt;next;<text:tab/> <text:s text:c="3"/></text:p>
      <text:p text:style-name="P1"><text:tab/> <text:s text:c="2"/>moreToSearch = (location != 0);</text:p>
      <text:p text:style-name="P1"><text:tab/> <text:s text:c="2"/>break;</text:p>
      <text:p text:style-name="P1"><text:tab/> case GREATER :</text:p>
      <text:p text:style-name="P1"><text:tab/> <text:s text:c="2"/>//"increment" location to the next node</text:p>
      <text:p text:style-name="P1"><text:tab/> <text:s text:c="2"/>location = location-&gt;next;<text:tab/> <text:s text:c="3"/></text:p>
      <text:p text:style-name="P1"><text:tab/> <text:s text:c="2"/>moreToSearch = (location != 0);</text:p>
      <text:p text:style-name="P1"><text:tab/> <text:s text:c="3"/>break;</text:p>
      <text:p text:style-name="P1"><text:tab/> case EQUAL <text:s text:c="2"/>: found = true;</text:p>
      <text:p text:style-name="P1"><text:tab/> <text:s text:c="2"/>item = location-&gt;info;</text:p>
      <text:p text:style-name="P1"><text:tab/> <text:s text:c="3"/>break;</text:p>
      <text:p text:style-name="P1"><text:s text:c="6"/>}</text:p>
      <text:p text:style-name="P1"><text:s text:c="3"/>}</text:p>
      <text:p text:style-name="P1"><text:s text:c="3"/>return item;</text:p>
      <text:p text:style-name="P1">}</text:p>
      <text:p text:style-name="P1"/>
      <text:p text:style-name="P1">void UnsortedType::MakeEmpty()</text:p>
      <text:p text:style-name="P1">{</text:p>
      <text:p text:style-name="P1"><text:s text:c="2"/>// scan through the list and delete the nodes</text:p>
      <text:p text:style-name="P1"><text:s text:c="2"/>//use listData as the scanning pointer</text:p>
      <text:p text:style-name="P1"><text:s text:c="2"/>NodeType *tempPtr; //pointer to the node to be deleted</text:p>
      <text:p text:style-name="P1"><text:s text:c="2"/>while (listData != 0) //scan until the end of the list</text:p>
      <text:p text:style-name="P1"><text:s text:c="4"/>{</text:p>
      <text:p text:style-name="P1"><text:s text:c="6"/>// make tempPtr point to the node to be deleted</text:p>
      <text:p text:style-name="P1"><text:s text:c="6"/>tempPtr = listData;</text:p>
      <text:p text:style-name="P1"><text:s text:c="6"/>//increment listData to the next node</text:p>
      <text:p text:style-name="P1"><text:s text:c="6"/>listData = listData-&gt;next;</text:p>
      <text:p text:style-name="P1"><text:s text:c="6"/>//delete the node</text:p>
      <text:p text:style-name="P1"><text:s text:c="6"/>delete tempPtr;</text:p>
      <text:p text:style-name="P1"><text:s text:c="4"/>}</text:p>
      <text:p text:style-name="P1"><text:s text:c="3"/>length = 0;</text:p>
      <text:p text:style-name="P1"><text:s text:c="3"/>currentPos = 0;</text:p>
      <text:p text:style-name="P1"><text:soft-page-break/><text:s text:c="3"/></text:p>
      <text:p text:style-name="P1">}</text:p>
      <text:p text:style-name="P1"/>
      <text:p text:style-name="P1">void UnsortedType::DeleteItem(ItemType item)</text:p>
      <text:p text:style-name="P1">{</text:p>
      <text:p text:style-name="P1"><text:s text:c="3"/>NodeType *location = listData,</text:p>
      <text:p text:style-name="P1"><text:s text:c="6"/>*tempLocation;</text:p>
      <text:p text:style-name="P1"/>
      <text:p text:style-name="P1"><text:s text:c="3"/>// Assuming exactly one match...</text:p>
      <text:p text:style-name="P1"><text:s text:c="3"/>// Check if it is the first node</text:p>
      <text:p text:style-name="P1"><text:s text:c="3"/>if (item.ComparedTo(listData-&gt;info) == EQUAL) <text:s/>// typo, using ==, p. 182</text:p>
      <text:p text:style-name="P1"><text:s text:c="3"/>{</text:p>
      <text:p text:style-name="P1"><text:s text:c="6"/>tempLocation = location;</text:p>
      <text:p text:style-name="P1"><text:s text:c="6"/>// make the next node the first one</text:p>
      <text:p text:style-name="P1"><text:s text:c="6"/>listData = listData-&gt;next;</text:p>
      <text:p text:style-name="P1"><text:s text:c="3"/>}</text:p>
      <text:p text:style-name="P1"><text:s text:c="3"/>else</text:p>
      <text:p text:style-name="P1"><text:s text:c="3"/>{ <text:s/>// Look at the next node and beyond</text:p>
      <text:p text:style-name="P1"><text:s text:c="6"/>// typo, missplaced (, p. 183</text:p>
      <text:p text:style-name="P1"><text:s text:c="5"/>while(item.ComparedTo(location-&gt;next-&gt;info) != EQUAL)</text:p>
      <text:p text:style-name="P1"><text:tab/> location = location-&gt;next; // not equal, so "increment"<text:tab/> <text:s text:c="2"/></text:p>
      <text:p text:style-name="P1"><text:s text:c="5"/>// Here location points to the node before the one to be deleted</text:p>
      <text:p text:style-name="P1"><text:s text:c="5"/>tempLocation = location-&gt;next;</text:p>
      <text:p text:style-name="P1"><text:s text:c="5"/>//Make Next(location) to point to the node after the one being deleted</text:p>
      <text:p text:style-name="P1"><text:s text:c="5"/>location-&gt;next = location-&gt;next-&gt;next; //tempLocation-&gt;next <text:s text:c="3"/></text:p>
      <text:p text:style-name="P1"/>
      <text:p text:style-name="P1"><text:s text:c="3"/>}</text:p>
      <text:p text:style-name="P1"><text:s text:c="3"/>delete tempLocation; <text:s/>// deallocated the node with item to be deleted</text:p>
      <text:p text:style-name="P1"><text:s text:c="3"/>length--;</text:p>
      <text:p text:style-name="P1">}</text:p>
      <text:p text:style-name="P1"/>
      <text:p text:style-name="P1">bool UnsortedType::IsFull() const</text:p>
      <text:p text:style-name="P1">{</text:p>
      <text:p text:style-name="P1"><text:s text:c="3"/>try <text:s/>// attempt to allocation a node, then immediately delete it</text:p>
      <text:p text:style-name="P1"><text:s text:c="3"/>{</text:p>
      <text:p text:style-name="P1"><text:s text:c="6"/>NodeType *location = new NodeType;</text:p>
      <text:p text:style-name="P1"><text:s text:c="6"/>delete location;</text:p>
      <text:p text:style-name="P1"><text:s text:c="6"/>return false;</text:p>
      <text:p text:style-name="P1"><text:s text:c="3"/>}</text:p>
      <text:p text:style-name="P1"><text:s text:c="3"/>catch (std::bad_alloc ex) <text:s/>// new throws bad_alloc exception</text:p>
      <text:p text:style-name="P1"><text:s text:c="3"/>{</text:p>
      <text:p text:style-name="P1"><text:s text:c="6"/>return true;</text:p>
      <text:p text:style-name="P1"><text:s text:c="3"/>}</text:p>
      <text:p text:style-name="P1">}</text:p>
      <text:p text:style-name="P1"/>
      <text:p text:style-name="P1">int UnsortedType::GetLength() const</text:p>
      <text:p text:style-name="P1">{</text:p>
      <text:p text:style-name="P1"><text:s text:c="3"/>return length;</text:p>
      <text:p text:style-name="P1">}</text:p>
      <text:p text:style-name="P1"><text:soft-page-break/></text:p>
      <text:p text:style-name="P1">void UnsortedType::ResetList()</text:p>
      <text:p text:style-name="P1">{</text:p>
      <text:p text:style-name="P1"><text:s text:c="3"/>currentPos = 0;</text:p>
      <text:p text:style-name="P1">}</text:p>
      <text:p text:style-name="P1"/>
      <text:p text:style-name="P1">ItemType UnsortedType::GetNextItem()</text:p>
      <text:p text:style-name="P1">{</text:p>
      <text:p text:style-name="P1"><text:s text:c="3"/>// Check for null pointer, make it start at beginning of list</text:p>
      <text:p text:style-name="P1"><text:s text:c="3"/>if (currentPos == 0)</text:p>
      <text:p text:style-name="P1"><text:s text:c="6"/>currentPos = listData;</text:p>
      <text:p text:style-name="P1"><text:s text:c="3"/>else</text:p>
      <text:p text:style-name="P1"><text:s text:c="6"/>currentPos = currentPos-&gt;next;</text:p>
      <text:p text:style-name="P1"><text:s text:c="3"/>return currentPos-&gt;info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// File: listdriver.cpp</text:p>
      <text:p text:style-name="P1">// Test driver for UnsortedType list class, reads items from a list</text:p>
      <text:p text:style-name="P1">// Usage: ./listdriver inputfile</text:p>
      <text:p text:style-name="P1">// Based on Dale, et al., C++ Plus Data Structures 6/e, Chapter 3</text:p>
      <text:p text:style-name="P1"/>
      <text:p text:style-name="P1">#include &lt;iostream&gt;</text:p>
      <text:p text:style-name="P1">#include &lt;fstream&gt;</text:p>
      <text:p text:style-name="P1">#include &lt;string&gt;</text:p>
      <text:p text:style-name="P1">#include &lt;cstring&gt;</text:p>
      <text:p text:style-name="P1">#include &lt;cstdlib&gt;</text:p>
      <text:p text:style-name="P1"/>
      <text:p text:style-name="P1">#include "unsorted.h"</text:p>
      <text:p text:style-name="P1">#include "itemtype.h"</text:p>
      <text:p text:style-name="P1"/>
      <text:p text:style-name="P1">// Function: prints the items in an UnsortedType list</text:p>
      <text:p text:style-name="P1">void PrintList(std::ostream&amp; out, <text:s text:c="2"/>// REC'D/P'BACK: ouput stream</text:p>
      <text:p text:style-name="P1"><text:tab/> <text:s text:c="6"/>UnsortedType&amp; list); // REC'D/P'BACK: list to be printed</text:p>
      <text:p text:style-name="P1"/>
      <text:p text:style-name="P1">int main(int argc, char *argv[])</text:p>
      <text:p text:style-name="P1">{</text:p>
      <text:p text:style-name="P1"><text:s text:c="3"/>using namespace std;</text:p>
      <text:p text:style-name="P1"/>
      <text:p text:style-name="P1"><text:s text:c="3"/>if (argc != 2)</text:p>
      <text:p text:style-name="P1"><text:s text:c="3"/>{</text:p>
      <text:p text:style-name="P1"><text:s text:c="6"/>cout &lt;&lt; "Usage: " &lt;&lt; argv[0] &lt;&lt; " inputfile" &lt;&lt; endl;</text:p>
      <text:p text:style-name="P1"><text:s text:c="6"/>exit(1);</text:p>
      <text:p text:style-name="P1"><text:s text:c="3"/>}</text:p>
      <text:p text:style-name="P1"/>
      <text:p text:style-name="P1"><text:s text:c="3"/>ifstream inFile(argv[1]); <text:s text:c="6"/>// file containing operations</text:p>
      <text:p text:style-name="P1"><text:s text:c="3"/>if(!inFile)</text:p>
      <text:p text:style-name="P1"><text:s text:c="3"/>{</text:p>
      <text:p text:style-name="P1"><text:s text:c="6"/>cout &lt;&lt; "Error opening input file" &lt;&lt; argv[2] &lt;&lt; endl;</text:p>
      <text:p text:style-name="P1"><text:s text:c="6"/>exit(2);</text:p>
      <text:p text:style-name="P1"><text:s text:c="3"/>}</text:p>
      <text:p text:style-name="P1"/>
      <text:p text:style-name="P1"><text:s text:c="3"/>int number;</text:p>
      <text:p text:style-name="P1"><text:s text:c="3"/>ItemType item;</text:p>
      <text:p text:style-name="P1"><text:s text:c="3"/>UnsortedType list;</text:p>
      <text:p text:style-name="P1"><text:s text:c="3"/>while (inFile &gt;&gt; number)</text:p>
      <text:p text:style-name="P1"><text:s text:c="3"/>{</text:p>
      <text:p text:style-name="P1"><text:s text:c="6"/>item.Initialize (number);</text:p>
      <text:p text:style-name="P1"><text:s text:c="6"/>list.PutItem(item);</text:p>
      <text:p text:style-name="P1"><text:s text:c="3"/>}</text:p>
      <text:p text:style-name="P1"/>
      <text:p text:style-name="P1"><text:s text:c="3"/>bool found;</text:p>
      <text:p text:style-name="P1"><text:s text:c="3"/>string command;</text:p>
      <text:p text:style-name="P1"/>
      <text:p text:style-name="P1"><text:s text:c="3"/>do {</text:p>
      <text:p text:style-name="P1"><text:s text:c="6"/>cout &lt;&lt; "Enter an UnsortedType operation: ";</text:p>
      <text:p text:style-name="P1"><text:soft-page-break/><text:s text:c="6"/>cin &gt;&gt; command;</text:p>
      <text:p text:style-name="P1"/>
      <text:p text:style-name="P1"><text:s text:c="6"/>if (command == "PutItem")</text:p>
      <text:p text:style-name="P1"><text:s text:c="6"/>{</text:p>
      <text:p text:style-name="P1"><text:tab/> cout &lt;&lt; "Enter an item value: ";</text:p>
      <text:p text:style-name="P1"><text:tab/> cin &gt;&gt; number; </text:p>
      <text:p text:style-name="P1"><text:tab/> item.Initialize(number);</text:p>
      <text:p text:style-name="P1"><text:tab/> list.PutItem(item);</text:p>
      <text:p text:style-name="P1"><text:tab/> cout &lt;&lt; item &lt;&lt; " is in list." &lt;&lt; endl;</text:p>
      <text:p text:style-name="P1"><text:s text:c="6"/>}</text:p>
      <text:p text:style-name="P1"><text:s text:c="6"/>else if (command == "DeleteItem")</text:p>
      <text:p text:style-name="P1"><text:s text:c="6"/>{</text:p>
      <text:p text:style-name="P1"><text:tab/> cout &lt;&lt; "Enter an item value: ";</text:p>
      <text:p text:style-name="P1"><text:tab/> cin &gt;&gt; number; </text:p>
      <text:p text:style-name="P1"><text:tab/> item.Initialize(number);</text:p>
      <text:p text:style-name="P1"><text:tab/> list.DeleteItem(item);</text:p>
      <text:p text:style-name="P1"><text:tab/> cout &lt;&lt; item &lt;&lt; " is deleted." &lt;&lt; endl;</text:p>
      <text:p text:style-name="P1"><text:s text:c="6"/>}</text:p>
      <text:p text:style-name="P1"><text:s text:c="6"/>else if (command == "GetItem")</text:p>
      <text:p text:style-name="P1"><text:s text:c="6"/>{</text:p>
      <text:p text:style-name="P1"><text:tab/> cout &lt;&lt; "Enter an item value: ";</text:p>
      <text:p text:style-name="P1"><text:tab/> cin &gt;&gt; number; </text:p>
      <text:p text:style-name="P1"><text:tab/> item.Initialize(number);</text:p>
      <text:p text:style-name="P1"><text:tab/> item = list.GetItem(item, found);</text:p>
      <text:p text:style-name="P1"><text:tab/> if (found)</text:p>
      <text:p text:style-name="P1"><text:tab/> <text:s text:c="3"/>cout &lt;&lt; number &lt;&lt; " found in list." &lt;&lt; endl;</text:p>
      <text:p text:style-name="P1"><text:tab/> else</text:p>
      <text:p text:style-name="P1"><text:tab/> <text:s text:c="3"/>cout &lt;&lt; number <text:s/>&lt;&lt; " not in list." <text:s/>&lt;&lt; endl; <text:s/></text:p>
      <text:p text:style-name="P1"><text:s text:c="6"/>} </text:p>
      <text:p text:style-name="P1"><text:s text:c="6"/>else if (command == "GetLength") <text:s/></text:p>
      <text:p text:style-name="P1"><text:tab/> cout &lt;&lt; "Length is " &lt;&lt; list.GetLength() &lt;&lt; endl;</text:p>
      <text:p text:style-name="P1"><text:s text:c="6"/>else if (command == "IsFull")</text:p>
      <text:p text:style-name="P1"><text:tab/> if (list.IsFull())</text:p>
      <text:p text:style-name="P1"><text:tab/> <text:s text:c="3"/>cout &lt;&lt; "List is full." &lt;&lt; endl;</text:p>
      <text:p text:style-name="P1"><text:tab/> else</text:p>
      <text:p text:style-name="P1"><text:tab/> <text:s text:c="3"/>cout &lt;&lt; "List is not full." <text:s/>&lt;&lt; endl; <text:s/></text:p>
      <text:p text:style-name="P1"><text:s text:c="6"/>else if (command == "MakeEmpty")</text:p>
      <text:p text:style-name="P1"><text:tab/> list.MakeEmpty();</text:p>
      <text:p text:style-name="P1"><text:s text:c="6"/>else if (command == "PrintList")</text:p>
      <text:p text:style-name="P1"><text:tab/> PrintList(cout, list);</text:p>
      <text:p text:style-name="P1"><text:s text:c="6"/>else if (command != "Quit")</text:p>
      <text:p text:style-name="P1"><text:tab/> cout &lt;&lt; " Command not recognized." &lt;&lt; endl;</text:p>
      <text:p text:style-name="P1"/>
      <text:p text:style-name="P1"><text:s text:c="3"/>} while (command != "Quit");</text:p>
      <text:p text:style-name="P1"><text:s/></text:p>
      <text:p text:style-name="P1"><text:s text:c="3"/>cout &lt;&lt; "Testing completed." <text:s/>&lt;&lt; endl;</text:p>
      <text:p text:style-name="P1"><text:s text:c="3"/>return 0;</text:p>
      <text:p text:style-name="P1">}</text:p>
      <text:p text:style-name="P1"/>
      <text:p text:style-name="P1"><text:soft-page-break/></text:p>
      <text:p text:style-name="P1">// Function: prints the items in the list to an output stream</text:p>
      <text:p text:style-name="P1">// Assumes: stream is open for writing. <text:s text:c="2"/></text:p>
      <text:p text:style-name="P1">void PrintList(std::ostream&amp; out, UnsortedType&amp; list)</text:p>
      <text:p text:style-name="P1">{</text:p>
      <text:p text:style-name="P1"><text:s text:c="3"/>using std::endl;</text:p>
      <text:p text:style-name="P1"/>
      <text:p text:style-name="P1"><text:s text:c="3"/>int length;</text:p>
      <text:p text:style-name="P1"><text:s text:c="3"/>ItemType item;</text:p>
      <text:p text:style-name="P1"><text:s text:c="3"/>out &lt;&lt; "PrintList" &lt;&lt; endl;</text:p>
      <text:p text:style-name="P1"><text:s text:c="3"/>list.ResetList();</text:p>
      <text:p text:style-name="P1"><text:s text:c="3"/>length = list.GetLength();</text:p>
      <text:p text:style-name="P1"><text:s text:c="3"/>if (length == 0)</text:p>
      <text:p text:style-name="P1"><text:s text:c="6"/>out &lt;&lt; "List is empty." &lt;&lt; endl;</text:p>
      <text:p text:style-name="P1"><text:s text:c="3"/>else</text:p>
      <text:p text:style-name="P1"><text:s text:c="6"/>for (int counter = 0; counter &lt; length; counter++)</text:p>
      <text:p text:style-name="P1"><text:s text:c="6"/>{</text:p>
      <text:p text:style-name="P1"><text:tab/> item = list.GetNextItem();</text:p>
      <text:p text:style-name="P1"><text:tab/> out &lt;&lt; item &lt;&lt; endl;</text:p>
      <text:p text:style-name="P1"><text:s text:c="6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21:48:21.069850499</meta:creation-date>
    <dc:date>2017-03-27T21:51:11.068729848</dc:date>
    <meta:editing-duration>PT2M50S</meta:editing-duration>
    <meta:editing-cycles>1</meta:editing-cycles>
    <meta:document-statistic meta:table-count="0" meta:image-count="0" meta:object-count="0" meta:page-count="9" meta:paragraph-count="318" meta:word-count="1385" meta:character-count="9446" meta:non-whitespace-character-count="7293"/>
    <meta:generator>LibreOffice/5.1.6.2$Linux_X86_64 LibreOffice_project/10m0$Build-2</meta:generator>
  </office:meta>
</office:document-meta>
</file>